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Powderfinger Type" svg:font-family="'Powderfinger Type'" style:font-family-generic="modern" style:font-pitch="fixed"/>
    <style:font-face style:name="Arial Unicode MS" svg:font-family="'Arial Unicode MS'" style:font-pitch="variable"/>
    <style:font-face style:name="Tahoma" svg:font-family="Tahoma" style:font-pitch="variable"/>
    <style:font-face style:name="Traveling _Typewriter"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office:font-face-decls>
  <office:automatic-styles>
    <style:style style:name="Tableau1" style:family="table">
      <style:table-properties style:width="19.987cm" fo:margin-left="-1.499cm" fo:margin-right="-1.489cm" table:align="margins" style:writing-mode="lr-tb"/>
    </style:style>
    <style:style style:name="Tableau1.A" style:family="table-column">
      <style:table-column-properties style:column-width="19.987cm" style:rel-column-width="65535*"/>
    </style:style>
    <style:style style:name="Tableau1.1" style:family="table-row">
      <style:table-row-properties style:min-row-height="0.092cm" style:keep-together="true"/>
    </style:style>
    <style:style style:name="Tableau1.A1" style:family="table-cell">
      <style:table-cell-properties style:vertical-align="top" fo:padding-left="0.123cm" fo:padding-right="0.123cm" fo:padding-top="0cm" fo:padding-bottom="0cm" fo:border="0.018cm solid #008080" style:writing-mode="lr-tb"/>
    </style:style>
    <style:style style:name="Tableau2" style:family="table">
      <style:table-properties style:width="19.987cm" fo:margin-left="-1.499cm" fo:margin-right="-1.489cm" table:align="margins" style:writing-mode="lr-tb"/>
    </style:style>
    <style:style style:name="Tableau2.A" style:family="table-column">
      <style:table-column-properties style:column-width="19.987cm" style:rel-column-width="65535*"/>
    </style:style>
    <style:style style:name="Tableau2.1" style:family="table-row">
      <style:table-row-properties style:min-row-height="0.092cm" style:keep-together="true"/>
    </style:style>
    <style:style style:name="Tableau2.A1" style:family="table-cell">
      <style:table-cell-properties style:vertical-align="top" fo:padding-left="0.123cm" fo:padding-right="0.123cm" fo:padding-top="0cm" fo:padding-bottom="0cm" fo:border="0.018cm solid #008080" style:writing-mode="lr-tb"/>
    </style:style>
    <style:style style:name="P1" style:family="paragraph" style:parent-style-name="Standard">
      <style:paragraph-properties fo:margin-left="0cm" fo:margin-right="1.002cm" style:line-height-at-least="0.423cm" fo:text-align="start" style:justify-single-word="false" fo:orphans="0" fo:widows="0" fo:text-indent="0cm" style:auto-text-indent="false" fo:break-before="page"/>
      <style:text-properties style:font-name="Traveling _Typewriter" fo:font-size="10pt" style:font-size-asian="10pt" style:font-name-complex="Courier New" style:font-size-complex="10pt"/>
    </style:style>
    <style:style style:name="P2" style:family="paragraph" style:parent-style-name="Standard">
      <style:paragraph-properties fo:margin-left="0cm" fo:margin-right="1.002cm" style:line-height-at-least="0.423cm" fo:text-align="start" style:justify-single-word="false" fo:orphans="0" fo:widows="0" fo:text-indent="0cm" style:auto-text-indent="false"/>
      <style:text-properties style:font-name="Traveling _Typewriter" fo:font-size="10pt" style:font-size-asian="10pt" style:font-name-complex="Courier New" style:font-size-complex="10pt"/>
    </style:style>
    <style:style style:name="P3" style:family="paragraph" style:parent-style-name="Standard">
      <style:paragraph-properties fo:margin-left="1.002cm" fo:margin-right="1.002cm" style:line-height-at-least="0.423cm" fo:text-align="start" style:justify-single-word="false" fo:orphans="0" fo:widows="0" fo:text-indent="0cm" style:auto-text-indent="false"/>
      <style:text-properties style:font-name="Traveling _Typewriter" fo:font-size="10pt" fo:language="en" fo:country="GB" style:font-size-asian="10pt" style:font-name-complex="Courier New" style:font-size-complex="10pt"/>
    </style:style>
    <style:style style:name="P4" style:family="paragraph" style:parent-style-name="Standard">
      <style:paragraph-properties style:line-height-at-least="0.423cm" fo:orphans="0" fo:widows="0"/>
      <style:text-properties style:font-name="Powderfinger Type" fo:font-size="10pt" fo:language="en" fo:country="GB" style:font-size-asian="10pt" style:font-name-complex="Courier New" style:font-size-complex="10pt"/>
    </style:style>
    <style:style style:name="P5" style:family="paragraph" style:parent-style-name="Standard">
      <style:paragraph-properties style:line-height-at-least="0.423cm" fo:orphans="0" fo:widows="0"/>
      <style:text-properties style:font-name="Powderfinger Type" fo:font-size="10pt" fo:language="en" fo:country="GB" style:font-size-asian="10pt" style:language-asian="none" style:country-asian="none" style:font-name-complex="Courier New" style:font-size-complex="10pt"/>
    </style:style>
    <style:style style:name="P6" style:family="paragraph">
      <style:paragraph-properties style:writing-mode="lr-tb"/>
    </style:style>
    <style:style style:name="P7" style:family="paragraph" style:parent-style-name="Heading_20_2">
      <style:paragraph-properties style:snap-to-layout-grid="false"/>
      <style:text-properties style:font-name="Microsoft Sans Serif" fo:font-size="10pt" style:font-size-asian="10pt" style:font-size-complex="10pt"/>
    </style:style>
    <style:style style:name="P8" style:family="paragraph" style:parent-style-name="Standard">
      <style:paragraph-properties fo:margin-left="0cm" fo:margin-right="1.002cm" style:line-height-at-least="0.423cm" fo:text-align="start" style:justify-single-word="false" fo:orphans="0" fo:widows="0" fo:text-indent="0cm" style:auto-text-indent="false"/>
      <style:text-properties style:font-name="Microsoft Sans Serif" fo:font-size="10pt" style:font-size-asian="10pt" style:font-name-complex="Courier New" style:font-size-complex="10pt"/>
    </style:style>
    <style:style style:name="P9" style:family="paragraph" style:parent-style-name="Standard">
      <style:paragraph-properties fo:margin-left="1.002cm" fo:margin-right="1.002cm" style:line-height-at-least="0.423cm" fo:text-align="justify" style:justify-single-word="false" fo:orphans="0" fo:widows="0" fo:text-indent="0cm" style:auto-text-indent="false"/>
      <style:text-properties style:font-name="Microsoft Sans Serif" fo:font-size="10pt" style:font-size-asian="10pt" style:font-name-complex="Courier New" style:font-size-complex="10pt"/>
    </style:style>
    <style:style style:name="P10" style:family="paragraph" style:parent-style-name="Standard">
      <style:paragraph-properties fo:margin-left="0cm" fo:margin-right="1.002cm" style:line-height-at-least="0.423cm" fo:text-align="justify" style:justify-single-word="false" fo:orphans="0" fo:widows="0" fo:text-indent="0cm" style:auto-text-indent="false"/>
      <style:text-properties style:font-name="Microsoft Sans Serif" fo:font-size="10pt" style:font-size-asian="10pt" style:font-name-complex="Courier New" style:font-size-complex="10pt"/>
    </style:style>
    <style:style style:name="P11" style:family="paragraph" style:parent-style-name="Standard">
      <style:paragraph-properties fo:margin-left="0cm" fo:margin-right="1.002cm" style:line-height-at-least="0.423cm" fo:text-align="justify" style:justify-single-word="false" fo:orphans="0" fo:widows="0" fo:text-indent="0cm" style:auto-text-indent="false"/>
      <style:text-properties style:font-name="Microsoft Sans Serif" fo:font-size="10pt" style:text-underline-style="solid" style:text-underline-width="auto" style:text-underline-color="font-color" fo:font-weight="bold" style:font-size-asian="10pt" style:font-weight-asian="bold" style:font-name-complex="Courier New" style:font-size-complex="10pt" style:font-weight-complex="bold"/>
    </style:style>
    <style:style style:name="P12" style:family="paragraph" style:parent-style-name="Standard">
      <style:paragraph-properties fo:margin-left="0cm" fo:margin-right="0cm" style:line-height-at-least="0.423cm" fo:text-align="justify" style:justify-single-word="false" fo:orphans="0" fo:widows="0" fo:text-indent="0cm" style:auto-text-indent="false"/>
      <style:text-properties style:font-name="Microsoft Sans Serif" fo:font-size="10pt" style:font-size-asian="10pt" style:font-name-complex="Courier New" style:font-size-complex="10pt"/>
    </style:style>
    <style:style style:name="P13" style:family="paragraph" style:parent-style-name="Standard">
      <style:paragraph-properties fo:margin-left="0cm" fo:margin-right="1.002cm" style:line-height-at-least="0.423cm" fo:text-align="justify" style:justify-single-word="false" fo:orphans="0" fo:widows="0" fo:text-indent="0cm" style:auto-text-indent="false"/>
      <style:text-properties style:font-name="Traveling _Typewriter" fo:font-size="10pt" style:font-size-asian="10pt" style:font-name-complex="Courier New" style:font-size-complex="10pt"/>
    </style:style>
    <style:style style:name="P14" style:family="paragraph" style:parent-style-name="Standard">
      <style:paragraph-properties fo:margin-left="0cm" fo:margin-right="0cm" style:line-height-at-least="0.423cm" fo:text-align="justify" style:justify-single-word="false" fo:orphans="0" fo:widows="0" fo:text-indent="0cm" style:auto-text-indent="false"/>
      <style:text-properties style:font-name="Traveling _Typewriter" fo:font-size="10pt" style:font-size-asian="10pt" style:font-name-complex="Courier New" style:font-size-complex="10pt"/>
    </style:style>
    <style:style style:name="T1" style:family="text">
      <style:text-properties fo:font-weight="bold" style:font-weight-asian="bold" style:font-weight-complex="bold"/>
    </style:style>
    <style:style style:name="gr1" style:family="graphic">
      <style:graphic-properties draw:stroke="solid" svg:stroke-width="0.035cm" svg:stroke-color="#000000" draw:stroke-linejoin="miter" draw:fill="solid" draw:fill-color="#008080" draw:textarea-horizontal-align="left" draw:textarea-vertical-align="top" draw:auto-grow-height="false" fo:padding-top="0.229cm" fo:padding-bottom="0.229cm" fo:padding-left="0.441cm" fo:padding-right="0.441cm" fo:wrap-option="no-wrap" draw:shadow="visible" draw:shadow-offset-x="0.062cm" draw:shadow-offset-y="0.062cm" fo:margin-left="0.319cm" fo:margin-right="0.319cm" style:run-through="foreground" style:wrap="none"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ceived from <text:s/>: <text:s text:c="2"/>anonx.ywy . ub by anonx . com smtp <text:s/>id <text:s/>aa@ </text:p>
      <text:p text:style-name="P2">(5 . 6ßc/10a - ' . 4 <text:s/>for [ distrib@anonx.com ] ), 07 mar . <text:s/>1997 08 : 54 : 18 </text:p>
      <text:p text:style-name="P2">-0700 </text:p>
      <text:p text:style-name="P2">message-id : {19950225@aa-@anonx.com | </text:p>
      <text:p text:style-name="P2">received from anonx.ywy. ub by anonx. ywy .ub (ibm vm smtp v2r2) </text:p>
      <text:p text:style-name="P2">withasmtp id @, 07 mar. 97 00: 00 09 CDT </text:p>
      <text:p text:style-name="P2">Received from anonx.ywy.ub [n je origin dx1&amp;anonx.com] by anonx.ywy.ub (imail </text:p>
      <text:p text:style-name="P2">v1.2a/1.8a) with </text:p>
      <text:p text:style-name="P2">smtp ida@, 07 mar. 1997 00.00.01 - 0500 </text:p>
      <text:p text:style-name="P2">reply-to : dx1 -dx@anonx.com- </text:p>
      <text:p text:style-name="P2">sender : dx1 -dx1@anonx.com- </text:p>
      <text:p text:style-name="P2">from : dx1 -dx1@anonx.com - </text:p>
      <text:p text:style-name="P2">Subject : <text:span text:style-name="T1">RAPPORT "LEONARD"</text:span></text:p>
      <text:p text:style-name="P2">To : dx2 -dx2@anonx.com- </text:p>
      <text:p text:style-name="P2">x-uidl : ae ae ae ae ae ae ae ae ae ae </text:p>
      <text:p text:style-name="P3"><text:s/></text:p>
      <text:p text:style-name="P4"/>
      <text:p text:style-name="P4"/>
      <text:p text:style-name="P5"><draw:custom-shape text:anchor-type="char" draw:z-index="0" draw:style-name="gr1" draw:text-style-name="P6" svg:width="1.017cm" svg:height="0.763cm" svg:x="7.915cm" svg:y="0.295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4"/>
      <text:p text:style-name="P4"/>
      <table:table table:name="Tableau1" table:style-name="Tableau1">
        <table:table-column table:style-name="Tableau1.A"/>
        <table:table-row table:style-name="Tableau1.1">
          <table:table-cell table:style-name="Tableau1.A1" office:value-type="string">
            <text:p text:style-name="P7">DELTA GREEN - RIEN QUE POUR VOS YEUX</text:p>
          </table:table-cell>
        </table:table-row>
      </table:table>
      <text:p text:style-name="P8"><text:s/></text:p>
      <text:p text:style-name="P9"/>
      <text:p text:style-name="P10"><text:s/></text:p>
      <text:p text:style-name="P11">Extraits choisis du rapport "Léonard" :</text:p>
      <text:p text:style-name="P10"/>
      <text:p text:style-name="P12">[...] Tout au long de nos investigations, nous avons eu droit à une entière et cordiale coopération de la part de la police locale et du coroner. Malgré tout cela, dans cette affaire, quelque chose puait. <text:s/></text:p>
      <text:p text:style-name="P12">La police locale coopérait avec trop d’enthousiasme. Nous avons tous eu l’impression désagréable qu’on se payait notre tête dès que nous tournions le dos. Cependant, personne n’a surpris la moindre mimique douteuse ou le moindre clin d’œil complice parmi les policiers locaux. Appelez ça l’instinct maison [...] </text:p>
      <text:p text:style-name="P10"><text:s/></text:p>
      <text:p text:style-name="P12">[...] Juste avant notre départ, nous avons soumis le shérif Watkins et ses hommes au détecteur de mensonge. En fait, je dois préciser que c’est Watkins lui-même qui a insisté pour en arriver à cette solution. C’était selon lui la seule manière de blanchir tout le monde. Le coroner Ian Fitzgerald a lui aussi été passé au détecteur. Nous leur avons fait répété leur version des faits, mais ça n’a rien donné. J’ai utilisé le détecteur de mensonge à maintes reprises au cours de ma carrière et je dois dire que j’ai rarement eu affaire à des gens aussi calmes. </text:p>
      <text:p text:style-name="P12">D’habitude, n’importe qui serait un peu nerveux de se soumettre au test, mais pas les hommes de Watkins. Ils répondaient tous à nos questions avec le calme et l’absence d’émotion d’un homme parfaitement entraîné à ces techniques d’interrogatoire [...] </text:p>
      <text:p text:style-name="P10"><text:s/></text:p>
      <text:p text:style-name="P12">[...] Une chose nous a marqué au cours de notre enquête, bien qu’aucun d’entre nous ne se soit décidé à en parler avant la fin de notre séjour. Nous avons tous fait l’expérience au cours de nos formations, et même encore aujourd’hui, de «l’esprit de corps» qui caractérise les milieux professionnels essentiellement masculin. Au cours des repas, aucun des officiers de police de Moonlight Cove ne décrochait le moindre mot, pas de blagues, jamais la moindre allusion salace, ils se contentaient tous de manger avec un appétit terrifiant [...]</text:p>
      <text:p text:style-name="P10"><text:s/></text:p>
      <text:p text:style-name="P12">[...] La ville possède 8 véhicules de patrouille, un nombre considérable pour une localité de la taille de Moonlight Cove. Le commissariat est plus grand et de meilleure qualité que nécessaire. Il emploie 12 officiers de police, plus trois à temps partiel et 4 personnes administratives. Ces hommes sont équipés du meilleur matériel et d’un véritable arsenal d’armes de poing, fusils, grenades lacrymogènes... Leur salaire paraît lui aussi excessif. L’informatisation du service est poussée à un point exagéré. L’essentiel de ce matériel est subventionné par la communauté. Tout citoyen est libre de subventionner sa police locale ou d’autres branches du gouvernement en plus des impôts réguliers, mais nous devons envisager la possibilité d’un état de corruption [...]</text:p>
      <text:p text:style-name="P10"><text:s text:c="2"/></text:p>
      <text:p text:style-name="P12">[...] L’un de nos agents s’est retrouvé dans une voiture de patrouille avec l’officier Reese Dorn. Au moment où ce dernier a pris contact avec l’ordinateur central pour demander des renseignements, l’agent a soupçonné que le système est bien plus perfectionné que ce que Watkins et ses hommes avaient laissé entendre et qu’ils s’en servent pour outrepasser les limites légales. Nous avons mémoriser le numéro d’accès de Reese (262699). Chacun des officiers de police possède son propre numéro d’accès personnel [...] </text:p>
      <text:p text:style-name="P10"><text:s/></text:p>
      <text:p text:style-name="P12">[...] Les véhicules de patrouille de la police de Moonlight Cove sont tous équipés de ce Système de données mobiles reliées par micro-onde. Cela permet aux officiers de police d’interroger les ordinateurs reliés aux centrales de données de la police. </text:p>
      <text:p text:style-name="P12">Ce type d’équipement, très perfectionné, est courant à Los Angeles... mais complètement inutile dans une ville de la taille de Moonlight Cove [...] </text:p>
      <text:p text:style-name="P10"/>
      <text:p text:style-name="P10"/>
      <text:p text:style-name="P10"/>
      <text:p text:style-name="P10"/>
      <table:table table:name="Tableau2" table:style-name="Tableau2">
        <table:table-column table:style-name="Tableau2.A"/>
        <table:table-row table:style-name="Tableau2.1">
          <table:table-cell table:style-name="Tableau2.A1" office:value-type="string">
            <text:p text:style-name="P7">DELTA GREEN - RIEN QUE POUR VOS YEUX</text:p>
          </table:table-cell>
        </table:table-row>
      </table:table>
      <text:p text:style-name="P13"/>
      <text:p text:style-name="P13"/>
      <text:p text:style-name="P13"/>
      <text:p text:style-name="P13"/>
      <text:p text:style-name="P13"><text:tab/>transmis 1323 est 2447/05/99 : : codage pgp enclenché. </text:p>
      <text:p text:style-name="P14"><text:tab/>[eof] </text:p>
      <text:p text:style-name="P10"><text:s/></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Powderfinger Type" svg:font-family="'Powderfinger Type'" style:font-family-generic="modern" style:font-pitch="fixed"/>
    <style:font-face style:name="Arial Unicode MS" svg:font-family="'Arial Unicode MS'" style:font-pitch="variable"/>
    <style:font-face style:name="Tahoma" svg:font-family="Tahoma" style:font-pitch="variable"/>
    <style:font-face style:name="Traveling _Typewriter"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2" style:display-name="Heading 2" style:family="paragraph" style:parent-style-name="Standard" style:next-style-name="Standard" style:class="text">
      <style:paragraph-properties style:line-height-at-least="0.423cm" fo:text-align="center" style:justify-single-word="false" fo:orphans="0" fo:widows="0" fo:keep-with-next="always"/>
      <style:text-properties style:font-name="Courier New" fo:font-weight="bold" style:font-weight-asian="bold" style:font-name-complex="Courier New"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212cm" text:min-label-width="0.635cm"/>
        <style:text-properties style:font-name="Times New Roman"/>
      </text:list-level-style-bullet>
      <text:list-level-style-bullet text:level="2" text:style-name="WW8Num1z1" style:num-suffix="." text:bullet-char="o">
        <style:list-level-properties text:space-before="1.482cm" text:min-label-width="0.635cm"/>
        <style:text-properties fo:font-family="'Courier New'" style:font-family-generic="modern" style:font-pitch="fixed"/>
      </text:list-level-style-bullet>
      <text:list-level-style-bullet text:level="3" text:style-name="WW8Num1z2" style:num-suffix="." text:bullet-char="">
        <style:list-level-properties text:space-before="2.752cm" text:min-label-width="0.635cm"/>
        <style:text-properties style:font-name="Wingdings"/>
      </text:list-level-style-bullet>
      <text:list-level-style-bullet text:level="4" text:style-name="WW8Num1z3" style:num-suffix="." text:bullet-char="">
        <style:list-level-properties text:space-before="4.022cm" text:min-label-width="0.635cm"/>
        <style:text-properties style:font-name="Symbol"/>
      </text:list-level-style-bullet>
      <text:list-level-style-bullet text:level="5" text:style-name="WW8Num1z1" style:num-suffix="." text:bullet-char="o">
        <style:list-level-properties text:space-before="5.292cm" text:min-label-width="0.635cm"/>
        <style:text-properties fo:font-family="'Courier New'" style:font-family-generic="modern" style:font-pitch="fixed"/>
      </text:list-level-style-bullet>
      <text:list-level-style-bullet text:level="6" text:style-name="WW8Num1z2" style:num-suffix="." text:bullet-char="">
        <style:list-level-properties text:space-before="6.562cm" text:min-label-width="0.635cm"/>
        <style:text-properties style:font-name="Wingdings"/>
      </text:list-level-style-bullet>
      <text:list-level-style-bullet text:level="7" text:style-name="WW8Num1z3" style:num-suffix="." text:bullet-char="">
        <style:list-level-properties text:space-before="7.832cm" text:min-label-width="0.635cm"/>
        <style:text-properties style:font-name="Symbol"/>
      </text:list-level-style-bullet>
      <text:list-level-style-bullet text:level="8" text:style-name="WW8Num1z1" style:num-suffix="." text:bullet-char="o">
        <style:list-level-properties text:space-before="9.102cm" text:min-label-width="0.635cm"/>
        <style:text-properties fo:font-family="'Courier New'" style:font-family-generic="modern" style:font-pitch="fixed"/>
      </text:list-level-style-bullet>
      <text:list-level-style-bullet text:level="9" text:style-name="WW8Num1z2" style:num-suffix="." text:bullet-char="">
        <style:list-level-properties text:space-before="10.372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Nicolas Gorréguès</meta:initial-creator>
    <meta:creation-date>2008-05-18T11:12:57</meta:creation-date>
    <dc:creator>Nicolas Gorréguès</dc:creator>
    <dc:date>2008-06-02T23:11:11</dc:date>
    <dc:language>fr-FR</dc:language>
    <meta:editing-cycles>20</meta:editing-cycles>
    <meta:editing-duration>PT1H43M22S</meta:editing-duration>
    <meta:user-defined meta:name="Info 1"/>
    <meta:user-defined meta:name="Info 2"/>
    <meta:user-defined meta:name="Info 3"/>
    <meta:user-defined meta:name="Info 4"/>
    <meta:document-statistic meta:table-count="2" meta:image-count="0" meta:object-count="0" meta:page-count="2" meta:paragraph-count="38" meta:word-count="694" meta:character-count="4347"/>
  </office:meta>
</office:document-meta>
</file>